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eHandlerFunctionIntegrationTests.sseAsEvent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seHandlerFunctionIntegrationTests.sseAsPers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s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seHandlerFunctionIntegrationTests.sseAsString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son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Handler.person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eHandlerFunctionIntegrationTests.startServe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HandlerFunctionIntegrationTests.rout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seHandler.sse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eHandler.string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